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10000020177FC1A48FDB74498.png" manifest:media-type="image/png"/>
  <manifest:file-entry manifest:full-path="Pictures/100001B200003505000035056A900D04B2C8143E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ashed" svg:stroke-width="0.028cm" svg:stroke-color="#000000" draw:marker-start="" draw:marker-start-width="0.242cm" draw:marker-end-width="0.242cm" draw:fill="solid" draw:fill-color="#666666" draw:opacity="20%" draw:textarea-horizontal-align="justify" draw:textarea-vertical-align="middle" draw:auto-grow-height="false" fo:min-height="7.673cm" fo:min-width="27.172cm" fo:padding-top="0.139cm" fo:padding-bottom="0.139cm" fo:padding-left="0.264cm" fo:padding-right="0.264cm" draw:shadow-offset-x="0cm" draw:shadow-offset-y="0cm"/>
    </style:style>
    <style:style style:name="gr2" style:family="graphic" style:parent-style-name="standard">
      <style:graphic-properties draw:stroke="none" svg:stroke-color="#000000" draw:fill="none" draw:fill-color="#ffffff" fo:min-height="0.319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-2%" fo:clip="rect(0cm, 0cm, 0cm, 0cm)" draw:image-opacity="68%" style:mirror="none"/>
    </style:style>
    <style:style style:name="gr4" style:family="graphic" style:parent-style-name="standard">
      <style:graphic-properties draw:stroke="none" draw:stroke-dash="Fine_20_Dashed" svg:stroke-width="0.028cm" svg:stroke-color="#000000" draw:marker-start="" draw:marker-start-width="0.242cm" draw:marker-end-width="0.242cm" draw:fill="solid" draw:fill-color="#666666" draw:opacity="20%" draw:textarea-horizontal-align="justify" draw:textarea-vertical-align="middle" draw:auto-grow-height="false" fo:min-height="7.165cm" fo:min-width="7.976cm" fo:padding-top="0.139cm" fo:padding-bottom="0.139cm" fo:padding-left="0.264cm" fo:padding-right="0.264cm" draw:shadow-offset-x="0cm" draw:shadow-offset-y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5cm"/>
    </style:style>
    <style:style style:name="gr6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2.272cm" fo:min-width="5.578cm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1cm"/>
    </style:style>
    <style:style style:name="gr8" style:family="graphic" style:parent-style-name="standard">
      <style:graphic-properties draw:stroke="none" svg:stroke-color="#000000" draw:fill="none" draw:fill-color="#ffffff" fo:min-height="1.29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8cm"/>
    </style:style>
    <style:style style:name="gr10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cm" fo:min-width="5.578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637cm" fo:min-width="2.276cm" fo:padding-top="0.134cm" fo:padding-bottom="0.134cm" fo:padding-left="0.259cm" fo:padding-right="0.259cm"/>
    </style:style>
    <style:style style:name="gr12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.221cm" fo:min-width="2.276cm" fo:padding-top="0.134cm" fo:padding-bottom="0.134cm" fo:padding-left="0.259cm" fo:padding-right="0.259cm"/>
    </style:style>
    <style:style style:name="gr13" style:family="graphic" style:parent-style-name="standard">
      <style:graphic-properties draw:stroke="none" svg:stroke-color="#000000" draw:fill="none" draw:fill-color="#ffffff" fo:min-height="0.24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5" style:family="graphic" style:parent-style-name="standard">
      <style:graphic-properties draw:stroke="none" svg:stroke-color="#000000" draw:fill="none" draw:fill-color="#ffffff" fo:min-height="0.493cm"/>
    </style:style>
    <style:style style:name="gr16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627cm" fo:min-width="2.149cm" fo:padding-top="0.134cm" fo:padding-bottom="0.134cm" fo:padding-left="0.259cm" fo:padding-right="0.25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59cm"/>
    </style:style>
    <style:style style:name="gr18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cm" fo:min-width="2.149cm" fo:padding-top="0.134cm" fo:padding-bottom="0.134cm" fo:padding-left="0.259cm" fo:padding-right="0.259cm"/>
    </style:style>
    <style:style style:name="gr19" style:family="graphic" style:parent-style-name="standard">
      <style:graphic-properties draw:stroke="none" draw:fill="none" fo:min-height="0.247cm"/>
    </style:style>
    <style:style style:name="gr20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256cm" fo:min-width="4.689cm" fo:padding-top="0.134cm" fo:padding-bottom="0.134cm" fo:padding-left="0.259cm" fo:padding-right="0.259cm"/>
    </style:style>
    <style:style style:name="gr21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cm" fo:min-width="4.689cm" fo:padding-top="0.134cm" fo:padding-bottom="0.134cm" fo:padding-left="0.259cm" fo:padding-right="0.259cm"/>
    </style:style>
    <style:style style:name="gr22" style:family="graphic" style:parent-style-name="standard">
      <style:graphic-properties draw:stroke="none" svg:stroke-color="#000000" draw:fill="none" draw:fill-color="#ffffff" fo:min-height="0.51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3cm" fo:min-width="0cm"/>
    </style:style>
    <style:style style:name="gr24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51cm" fo:min-width="4.689cm" fo:padding-top="0.134cm" fo:padding-bottom="0.134cm" fo:padding-left="0.259cm" fo:padding-right="0.259cm"/>
    </style:style>
    <style:style style:name="gr25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.221cm" fo:min-width="4.689cm" fo:padding-top="0.134cm" fo:padding-bottom="0.134cm" fo:padding-left="0.259cm" fo:padding-right="0.25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7" style:family="graphic" style:parent-style-name="standard">
      <style:graphic-properties draw:stroke="none" svg:stroke-color="#000000" draw:fill="none" draw:fill-color="#ffffff" fo:min-height="0.639cm"/>
    </style:style>
    <style:style style:name="gr28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51cm" fo:min-width="5.07cm" fo:padding-top="0.134cm" fo:padding-bottom="0.134cm" fo:padding-left="0.259cm" fo:padding-right="0.259cm"/>
    </style:style>
    <style:style style:name="gr29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.221cm" fo:min-width="5.07cm" fo:padding-top="0.134cm" fo:padding-bottom="0.134cm" fo:padding-left="0.259cm" fo:padding-right="0.259cm"/>
    </style:style>
    <style:style style:name="gr30" style:family="graphic" style:parent-style-name="standard">
      <style:graphic-properties draw:stroke="none" svg:stroke-color="#000000" draw:fill="none" draw:fill-color="#ffffff" fo:min-height="0.766cm"/>
    </style:style>
    <style:style style:name="gr31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627cm" fo:min-width="2.059cm" fo:padding-top="0.134cm" fo:padding-bottom="0.134cm" fo:padding-left="0.259cm" fo:padding-right="0.25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1.45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382cm"/>
    </style:style>
    <style:style style:name="gr34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cm" fo:min-width="2.059cm" fo:padding-top="0.134cm" fo:padding-bottom="0.134cm" fo:padding-left="0.259cm" fo:padding-right="0.259cm"/>
    </style:style>
    <style:style style:name="gr35" style:family="graphic" style:parent-style-name="objectwithoutfill">
      <style:graphic-properties draw:stroke="dash" draw:stroke-dash="Fine_20_Dashed" draw:marker-end="Short_20_line_20_Arrow" draw:marker-end-width="0.3cm" draw:fill="none" draw:textarea-vertical-align="middle"/>
    </style:style>
    <style:style style:name="gr36" style:family="graphic" style:parent-style-name="objectwithoutfill">
      <style:graphic-properties draw:marker-end="Triangle_20_unfilled" draw:marker-end-width="0.3cm" draw:fill="none" draw:textarea-vertical-align="middle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39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2.015cm" fo:min-width="7.102cm" fo:padding-top="0.134cm" fo:padding-bottom="0.134cm" fo:padding-left="0.259cm" fo:padding-right="0.259cm"/>
    </style:style>
    <style:style style:name="gr40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.24cm" fo:min-width="7.102cm" fo:padding-top="0.134cm" fo:padding-bottom="0.134cm" fo:padding-left="0.259cm" fo:padding-right="0.25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42" style:family="graphic" style:parent-style-name="standard">
      <style:graphic-properties draw:stroke="none" svg:stroke-color="#000000" draw:fill="none" draw:fill-color="#ffffff" fo:min-height="0.73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44" style:family="graphic" style:parent-style-name="standard">
      <style:graphic-properties draw:stroke="none" draw:stroke-dash="Fine_20_Dashed" svg:stroke-width="0.028cm" svg:stroke-color="#000000" draw:marker-start="" draw:marker-start-width="0.242cm" draw:marker-end-width="0.242cm" draw:fill="solid" draw:fill-color="#666666" draw:opacity="20%" draw:textarea-horizontal-align="justify" draw:textarea-vertical-align="middle" draw:auto-grow-height="false" fo:min-height="7.165cm" fo:min-width="10.897cm" fo:padding-top="0.139cm" fo:padding-bottom="0.139cm" fo:padding-left="0.264cm" fo:padding-right="0.264cm" draw:shadow-offset-x="0cm" draw:shadow-offset-y="0cm"/>
    </style:style>
    <style:style style:name="gr45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51cm" fo:min-width="5.324cm" fo:padding-top="0.134cm" fo:padding-bottom="0.134cm" fo:padding-left="0.259cm" fo:padding-right="0.259cm"/>
    </style:style>
    <style:style style:name="gr46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.221cm" fo:min-width="5.324cm" fo:padding-top="0.134cm" fo:padding-bottom="0.134cm" fo:padding-left="0.259cm" fo:padding-right="0.259cm"/>
    </style:style>
    <style:style style:name="gr47" style:family="graphic" style:parent-style-name="standard">
      <style:graphic-properties draw:stroke="none" svg:stroke-color="#000000" draw:fill="none" draw:fill-color="#ffffff" fo:min-height="0.985cm"/>
    </style:style>
    <style:style style:name="gr48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51cm" fo:min-width="4.562cm" fo:padding-top="0.134cm" fo:padding-bottom="0.134cm" fo:padding-left="0.259cm" fo:padding-right="0.25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8cm"/>
    </style:style>
    <style:style style:name="gr50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cm" fo:min-width="4.562cm" fo:padding-top="0.134cm" fo:padding-bottom="0.134cm" fo:padding-left="0.259cm" fo:padding-right="0.259cm"/>
    </style:style>
    <style:style style:name="gr51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2.018cm" fo:min-width="4.562cm" fo:padding-top="0.134cm" fo:padding-bottom="0.134cm" fo:padding-left="0.259cm" fo:padding-right="0.25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41cm"/>
    </style:style>
    <style:style style:name="gr53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002cm" fo:min-width="1.514cm" fo:padding-top="0.134cm" fo:padding-bottom="0.134cm" fo:padding-left="0.259cm" fo:padding-right="0.25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16cm"/>
    </style:style>
    <style:style style:name="gr55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cm" fo:min-width="1.514cm" fo:padding-top="0.134cm" fo:padding-bottom="0.134cm" fo:padding-left="0.259cm" fo:padding-right="0.259cm"/>
    </style:style>
    <style:style style:name="gr56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002cm" fo:min-width="1.895cm" fo:padding-top="0.134cm" fo:padding-bottom="0.134cm" fo:padding-left="0.259cm" fo:padding-right="0.25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37cm"/>
    </style:style>
    <style:style style:name="gr58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cm" fo:min-width="1.895cm" fo:padding-top="0.134cm" fo:padding-bottom="0.134cm" fo:padding-left="0.259cm" fo:padding-right="0.25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60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51cm" fo:min-width="2.059cm" fo:padding-top="0.134cm" fo:padding-bottom="0.134cm" fo:padding-left="0.259cm" fo:padding-right="0.259cm"/>
    </style:style>
    <style:style style:name="gr61" style:family="graphic" style:parent-style-name="standard">
      <style:graphic-properties draw:stroke="none" draw:stroke-dash="Fine_20_Dashed" svg:stroke-width="0.028cm" svg:stroke-color="#000000" draw:marker-start="" draw:marker-start-width="0.242cm" draw:marker-end-width="0.242cm" draw:fill="solid" draw:fill-color="#666666" draw:opacity="20%" draw:textarea-horizontal-align="justify" draw:textarea-vertical-align="middle" draw:auto-grow-height="false" fo:min-height="7.165cm" fo:min-width="6.217cm" fo:padding-top="0.139cm" fo:padding-bottom="0.139cm" fo:padding-left="0.264cm" fo:padding-right="0.264cm" draw:shadow-offset-x="0cm" draw:shadow-offset-y="0cm"/>
    </style:style>
    <style:style style:name="gr62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1.627cm" fo:min-width="3.828cm" fo:padding-top="0.134cm" fo:padding-bottom="0.134cm" fo:padding-left="0.259cm" fo:padding-right="0.259cm"/>
    </style:style>
    <style:style style:name="gr63" style:family="graphic" style:parent-style-name="standard">
      <style:graphic-properties draw:stroke="none" svg:stroke-color="#000000" draw:fill="none" draw:fill-color="#ffffff" fo:min-height="0.24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19cm"/>
    </style:style>
    <style:style style:name="gr65" style:family="graphic" style:parent-style-name="standard">
      <style:graphic-properties svg:stroke-width="0.018cm" svg:stroke-color="#333333" draw:marker-start-width="0.227cm" draw:marker-end-width="0.227cm" draw:fill="solid" draw:fill-color="#ffffff" draw:textarea-horizontal-align="justify" draw:textarea-vertical-align="middle" draw:auto-grow-height="false" fo:min-height="0cm" fo:min-width="3.828cm" fo:padding-top="0.134cm" fo:padding-bottom="0.134cm" fo:padding-left="0.259cm" fo:padding-right="0.259cm"/>
    </style:style>
    <style:style style:name="P1" style:family="paragraph">
      <loext:graphic-properties draw:fill="solid" draw:fill-color="#666666" draw:opacity="20%"/>
      <style:paragraph-properties fo:text-align="center"/>
    </style:style>
    <style:style style:name="P2" style:family="paragraph">
      <loext:graphic-properties draw:fill="none" draw:fill-color="#ffffff"/>
      <style:text-properties fo:color="#666666"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paragraph-properties style:text-autospace="none"/>
    </style:style>
    <style:style style:name="P8" style:family="paragraph">
      <loext:graphic-properties draw:fill="none" draw:fill-color="#ffffff"/>
      <style:paragraph-properties style:text-autospace="none"/>
      <style:text-properties fo:color="#000000" style:font-name="Monospace" fo:font-size="6pt" style:font-name-asian="Monospace" style:font-size-asian="6pt" style:font-name-complex="Monospace" style:font-size-complex="6pt"/>
    </style:style>
    <style:style style:name="P9" style:family="paragraph">
      <loext:graphic-properties draw:fill="none"/>
      <style:paragraph-properties style:text-autospace="none"/>
      <style:text-properties fo:color="#000000" style:font-name="Monospace" fo:font-size="6pt" style:font-name-asian="Monospace" style:font-size-asian="6pt" style:font-name-complex="Monospace" style:font-size-complex="6pt"/>
    </style:style>
    <style:style style:name="P10" style:family="paragraph">
      <loext:graphic-properties draw:fill="none" draw:fill-color="#ffffff"/>
      <style:paragraph-properties style:text-autospace="none"/>
      <style:text-properties fo:color="#000000" style:font-name="Monospace" fo:font-size="6pt" fo:font-weight="bold" style:font-name-asian="Monospace" style:font-size-asian="6pt" style:font-weight-asian="bold" style:font-name-complex="Monospace" style:font-size-complex="6pt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9pt" style:font-size-asian="9pt" style:font-size-complex="9pt"/>
    </style:style>
    <style:style style:name="P13" style:family="paragraph">
      <loext:graphic-properties draw:fill="none" draw:fill-color="#ffffff"/>
      <style:paragraph-properties style:text-autospace="none"/>
      <style:text-properties fo:color="#000000" style:font-name="Liberation Sans1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14" style:family="paragraph">
      <loext:graphic-properties draw:fill="none" draw:fill-color="#ffffff"/>
      <style:text-properties fo:color="#000000" style:font-name="Liberation Sans1" fo:font-size="10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00%" fo:text-indent="0cm" style:text-autospace="none"/>
    </style:style>
    <style:style style:name="T1" style:family="text">
      <style:text-properties fo:color="#666666"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style:font-name="Monospace" fo:font-size="6pt" fo:font-weight="bold" style:font-name-asian="Monospace" style:font-size-asian="6pt" style:font-weight-asian="bold" style:font-name-complex="Monospace" style:font-size-complex="6pt" style:font-weight-complex="bold"/>
    </style:style>
    <style:style style:name="T5" style:family="text">
      <style:text-properties fo:color="#000000" style:font-name="Monospace" fo:font-size="6pt" style:font-name-asian="Monospace" style:font-size-asian="6pt" style:font-name-complex="Monospace" style:font-size-complex="6pt"/>
    </style:style>
    <style:style style:name="T6" style:family="text">
      <style:text-properties fo:color="#000000" style:font-name="Monospace" fo:font-size="6pt" fo:font-weight="normal" style:font-name-asian="Monospace" style:font-size-asian="6pt" style:font-weight-asian="normal" style:font-name-complex="Monospace" style:font-size-complex="6pt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Monospace" fo:font-size="6pt" fo:font-style="normal" fo:text-shadow="none" style:text-underline-style="none" fo:font-weight="bold" style:letter-kerning="true" style:font-name-asian="Monospace" style:font-size-asian="6pt" style:font-style-asian="normal" style:font-weight-asian="bold" style:font-name-complex="Monospace" style:font-size-complex="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Monospace" fo:font-size="6pt" fo:font-style="normal" fo:text-shadow="none" style:text-underline-style="none" fo:font-weight="normal" style:letter-kerning="true" style:font-name-asian="Monospace" style:font-size-asian="6pt" style:font-style-asian="normal" style:font-weight-asian="normal" style:font-name-complex="Monospace" style:font-size-complex="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7.951cm" svg:x="1cm" svg:y="12.04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51cm" svg:height="0.569cm" svg:x="1.635cm" svg:y="12.115cm">
          <draw:text-box>
            <text:p><text:span text:style-name="T1">Strategy</text:span></text:p>
          </draw:text-box>
        </draw:frame>
        <draw:frame draw:style-name="gr3" draw:text-style-name="P3" draw:layer="layout" svg:width="0.508cm" svg:height="0.508cm" svg:x="1.127cm" svg:y="12.176cm">
          <draw:image xlink:href="Pictures/100001B200003505000035056A900D04B2C8143E.svg" xlink:type="simple" xlink:show="embed" xlink:actuate="onLoad">
            <text:p/>
          </draw:image>
          <draw:image xlink:href="Pictures/10000201000002010000020177FC1A48FDB74498.png" xlink:type="simple" xlink:show="embed" xlink:actuate="onLoad"/>
        </draw:frame>
        <draw:custom-shape draw:style-name="gr4" draw:text-style-name="P1" draw:layer="layout" svg:width="8.504cm" svg:height="7.443cm" svg:x="1.005cm" svg:y="3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651cm" svg:height="0.569cm" svg:x="1.64cm" svg:y="3.529cm">
          <draw:text-box>
            <text:p><text:span text:style-name="T1">Back</text:span></text:p>
          </draw:text-box>
        </draw:frame>
        <draw:frame draw:style-name="gr3" draw:text-style-name="P3" draw:layer="layout" svg:width="0.508cm" svg:height="0.508cm" svg:x="1.132cm" svg:y="3.59cm">
          <draw:image xlink:href="Pictures/100001B200003505000035056A900D04B2C8143E.svg" xlink:type="simple" xlink:show="embed" xlink:actuate="onLoad">
            <text:p/>
          </draw:image>
          <draw:image xlink:href="Pictures/10000201000002010000020177FC1A48FDB74498.png" xlink:type="simple" xlink:show="embed" xlink:actuate="onLoad"/>
        </draw:frame>
        <draw:frame draw:style-name="gr5" draw:text-style-name="P4" draw:layer="measurelines" svg:width="4.905cm" svg:height="0.962cm" svg:x="12.176cm" svg:y="1.054cm">
          <draw:text-box>
            <text:p><text:span text:style-name="T2">Class Diagram</text:span></text:p>
          </draw:text-box>
        </draw:frame>
        <draw:custom-shape draw:style-name="gr6" draw:text-style-name="P5" draw:layer="measurelines" svg:width="6.096cm" svg:height="2.54cm" svg:x="2.143cm" svg:y="4.566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measurelines" svg:width="2.661cm" svg:height="0.645cm" svg:x="3.921cm" svg:y="4.556cm">
          <draw:text-box>
            <text:p><text:span text:style-name="T3">&lt;&lt;interface&gt;&gt;</text:span></text:p>
          </draw:text-box>
        </draw:frame>
        <draw:frame draw:style-name="gr8" draw:text-style-name="P8" draw:layer="measurelines" svg:width="6.35cm" svg:height="1.543cm" svg:x="2.016cm" svg:y="5.836cm">
          <draw:text-box>
            <text:p text:style-name="P7"><text:span text:style-name="T4">+ attach</text:span><text:span text:style-name="T5">(ObservateurGenerateurAsync):void</text:span></text:p>
            <text:p text:style-name="P7"><text:span text:style-name="T4">+ detach</text:span><text:span text:style-name="T5">(ObservateurGenerateurAsync):void</text:span></text:p>
            <text:p text:style-name="P7"><text:span text:style-name="T4">+ run</text:span><text:span text:style-name="T5">():void</text:span></text:p>
            <text:p text:style-name="P7"><text:span text:style-name="T4">+ getValue</text:span><text:span text:style-name="T5">():Integer</text:span></text:p>
          </draw:text-box>
        </draw:frame>
        <draw:frame draw:style-name="gr9" draw:text-style-name="P6" draw:layer="measurelines" svg:width="2.28cm" svg:height="0.645cm" svg:x="4.175cm" svg:y="4.937cm">
          <draw:text-box>
            <text:p><text:span text:style-name="T3">Generateur</text:span></text:p>
          </draw:text-box>
        </draw:frame>
        <draw:custom-shape draw:style-name="gr10" draw:text-style-name="P5" draw:layer="measurelines" svg:width="6.096cm" svg:height="0.254cm" svg:x="2.143cm" svg:y="5.58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measurelines" svg:width="2.794cm" svg:height="1.905cm" svg:x="5.445cm" svg:y="7.60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measurelines" svg:width="2.794cm" svg:height="0.489cm" svg:x="5.445cm" svg:y="8.25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measurelines" svg:width="2.667cm" svg:height="0.497cm" svg:x="5.318cm" svg:y="8.25cm">
          <draw:text-box>
            <text:p text:style-name="P7"><text:span text:style-name="T4">+ Integer</text:span><text:span text:style-name="T5"> value</text:span></text:p>
          </draw:text-box>
        </draw:frame>
        <draw:frame draw:style-name="gr14" draw:text-style-name="P6" draw:layer="measurelines" svg:width="3.048cm" svg:height="0.645cm" svg:x="5.445cm" svg:y="7.604cm">
          <draw:text-box>
            <text:p><text:span text:style-name="T3">GenerateurImpl</text:span></text:p>
          </draw:text-box>
        </draw:frame>
        <draw:frame draw:style-name="gr15" draw:text-style-name="P8" draw:layer="measurelines" svg:width="2.794cm" svg:height="0.743cm" svg:x="5.318cm" svg:y="8.747cm">
          <draw:text-box>
            <text:p text:style-name="P7"><text:span text:style-name="T4">+ GenerateurImpl</text:span><text:span text:style-name="T6">()</text:span></text:p>
            <text:p text:style-name="P7"><text:span text:style-name="T4">+</text:span><text:span text:style-name="T5"> </text:span><text:span text:style-name="T4">Getter/Setter</text:span></text:p>
          </draw:text-box>
        </draw:frame>
        <draw:custom-shape draw:style-name="gr16" draw:text-style-name="P5" draw:layer="measurelines" svg:width="2.667cm" svg:height="1.895cm" svg:x="2.651cm" svg:y="13.202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measurelines" svg:width="2.661cm" svg:height="0.645cm" svg:x="2.651cm" svg:y="13.182cm">
          <draw:text-box>
            <text:p><text:span text:style-name="T3">&lt;&lt;interface&gt;&gt;</text:span></text:p>
          </draw:text-box>
        </draw:frame>
        <draw:frame draw:style-name="gr17" draw:text-style-name="P6" draw:layer="measurelines" svg:width="2.559cm" svg:height="0.645cm" svg:x="2.651cm" svg:y="13.563cm">
          <draw:text-box>
            <text:p><text:span text:style-name="T3">AlgoDiffusion</text:span></text:p>
          </draw:text-box>
        </draw:frame>
        <draw:custom-shape draw:style-name="gr18" draw:text-style-name="P5" draw:layer="measurelines" svg:width="2.667cm" svg:height="0.254cm" svg:x="2.651cm" svg:y="14.218cm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measurelines" svg:width="2.789cm" svg:height="0.497cm" svg:x="2.529cm" svg:y="14.473cm">
          <draw:text-box>
            <text:p text:style-name="P7"><text:span text:style-name="T7">+ execute</text:span><text:span text:style-name="T8">(): void</text:span></text:p>
          </draw:text-box>
        </draw:frame>
        <draw:custom-shape draw:style-name="gr20" draw:text-style-name="P5" draw:layer="measurelines" svg:width="5.207cm" svg:height="1.524cm" svg:x="6.588cm" svg:y="15.4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measurelines" svg:width="5.207cm" svg:height="0.235cm" svg:x="6.588cm" svg:y="16.132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measurelines" svg:width="4.826cm" svg:height="0.762cm" svg:x="6.461cm" svg:y="16.113cm">
          <draw:text-box>
            <text:p text:style-name="P7"><text:span text:style-name="T5"/></text:p>
            <text:p text:style-name="P7"><text:span text:style-name="T5"><text:tab/></text:span></text:p>
          </draw:text-box>
        </draw:frame>
        <draw:frame draw:style-name="gr23" draw:text-style-name="P6" draw:layer="measurelines" svg:width="3.429cm" svg:height="0.743cm" svg:x="6.969cm" svg:y="15.497cm">
          <draw:text-box>
            <text:p><text:span text:style-name="T3">DiffusionAtomique</text:span></text:p>
          </draw:text-box>
        </draw:frame>
        <draw:frame draw:style-name="gr15" draw:text-style-name="P8" draw:layer="measurelines" svg:width="4.953cm" svg:height="0.743cm" svg:x="6.461cm" svg:y="16.386cm">
          <draw:text-box>
            <text:p text:style-name="P7"><text:span text:style-name="T4">+</text:span><text:span text:style-name="T5"> </text:span><text:span text:style-name="T4">DiffusionAtomique</text:span><text:span text:style-name="T6">(GenerateurImpl)</text:span></text:p>
            <text:p text:style-name="P7"><text:span text:style-name="T5"><text:tab/></text:span></text:p>
          </draw:text-box>
        </draw:frame>
        <draw:custom-shape draw:style-name="gr24" draw:text-style-name="P5" draw:layer="measurelines" svg:width="5.207cm" svg:height="1.778cm" svg:x="6.588cm" svg:y="17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measurelines" svg:width="5.207cm" svg:height="0.489cm" svg:x="6.588cm" svg:y="18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8" draw:layer="measurelines" svg:width="6.35cm" svg:height="0.762cm" svg:x="6.461cm" svg:y="15.878cm">
          <draw:text-box>
            <text:p text:style-name="P7"><text:span text:style-name="T5"/></text:p>
            <text:p text:style-name="P7"><text:span text:style-name="T5"><text:tab/></text:span></text:p>
          </draw:text-box>
        </draw:frame>
        <draw:frame draw:style-name="gr26" draw:text-style-name="P6" draw:layer="measurelines" svg:width="3.937cm" svg:height="1.039cm" svg:x="7.35cm" svg:y="17.402cm">
          <draw:text-box>
            <text:p><text:span text:style-name="T3">DiffusionSequentielle</text:span></text:p>
          </draw:text-box>
        </draw:frame>
        <draw:frame draw:style-name="gr15" draw:text-style-name="P8" draw:layer="measurelines" svg:width="5.461cm" svg:height="0.743cm" svg:x="6.461cm" svg:y="18.564cm">
          <draw:text-box>
            <text:p text:style-name="P7"><text:span text:style-name="T4">+</text:span><text:span text:style-name="T5"> </text:span><text:span text:style-name="T4">DiffusionSequentielle</text:span><text:span text:style-name="T6">(GenerateurImpl)</text:span></text:p>
            <text:p text:style-name="P7"><text:span text:style-name="T5"><text:tab/></text:span></text:p>
          </draw:text-box>
        </draw:frame>
        <draw:frame draw:style-name="gr15" draw:text-style-name="P8" draw:layer="measurelines" svg:width="2.921cm" svg:height="0.743cm" svg:x="6.461cm" svg:y="18.037cm">
          <draw:text-box>
            <text:p text:style-name="P7"><text:span text:style-name="T4">-</text:span><text:span text:style-name="T5"> </text:span><text:span text:style-name="T4">Thread</text:span><text:span text:style-name="T5"> runner</text:span></text:p>
            <text:p text:style-name="P7"><text:span text:style-name="T5"><text:tab/></text:span></text:p>
          </draw:text-box>
        </draw:frame>
        <draw:custom-shape draw:style-name="gr20" draw:text-style-name="P5" draw:layer="measurelines" svg:width="5.207cm" svg:height="1.524cm" svg:x="6.588cm" svg:y="13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measurelines" svg:width="5.207cm" svg:height="0.235cm" svg:x="6.588cm" svg:y="13.992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measurelines" svg:width="6.35cm" svg:height="0.762cm" svg:x="7.858cm" svg:y="17.764cm">
          <draw:text-box>
            <text:p text:style-name="P7"><text:span text:style-name="T5"/></text:p>
            <text:p text:style-name="P7"><text:span text:style-name="T5"><text:tab/></text:span></text:p>
          </draw:text-box>
        </draw:frame>
        <draw:frame draw:style-name="gr26" draw:text-style-name="P6" draw:layer="measurelines" svg:width="3.175cm" svg:height="1.039cm" svg:x="7.477cm" svg:y="13.338cm">
          <draw:text-box>
            <text:p><text:span text:style-name="T3">DiffusionCausale</text:span></text:p>
          </draw:text-box>
        </draw:frame>
        <draw:frame draw:style-name="gr15" draw:text-style-name="P8" draw:layer="measurelines" svg:width="5.715cm" svg:height="0.743cm" svg:x="6.461cm" svg:y="14.227cm">
          <draw:text-box>
            <text:p text:style-name="P7"><text:span text:style-name="T4">+</text:span><text:span text:style-name="T5"> </text:span><text:span text:style-name="T4">DiffusionSequentielle</text:span><text:span text:style-name="T6">(GenerateurImpl)</text:span></text:p>
            <text:p text:style-name="P7"><text:span text:style-name="T5"><text:tab/></text:span></text:p>
          </draw:text-box>
        </draw:frame>
        <draw:frame draw:style-name="gr27" draw:text-style-name="P8" draw:layer="measurelines" svg:width="5.334cm" svg:height="0.889cm" svg:x="6.461cm" svg:y="13.846cm">
          <draw:text-box>
            <text:p><text:span text:style-name="T4"/></text:p>
            <text:p text:style-name="P7"><text:span text:style-name="T5"><text:tab/></text:span></text:p>
          </draw:text-box>
        </draw:frame>
        <draw:custom-shape draw:style-name="gr28" draw:text-style-name="P5" draw:layer="measurelines" svg:width="5.588cm" svg:height="1.778cm" svg:x="13.319cm" svg:y="17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measurelines" svg:width="5.588cm" svg:height="0.489cm" svg:x="13.319cm" svg:y="18.056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measurelines" svg:width="6.35cm" svg:height="0.762cm" svg:x="13.192cm" svg:y="17.91cm">
          <draw:text-box>
            <text:p text:style-name="P7"><text:span text:style-name="T5"/></text:p>
            <text:p text:style-name="P7"><text:span text:style-name="T5"><text:tab/></text:span></text:p>
          </draw:text-box>
        </draw:frame>
        <draw:frame draw:style-name="gr26" draw:text-style-name="P6" draw:layer="measurelines" svg:width="3.937cm" svg:height="1.039cm" svg:x="14.589cm" svg:y="17.402cm">
          <draw:text-box>
            <text:p><text:span text:style-name="T3">DiffusionSeqRunner</text:span></text:p>
          </draw:text-box>
        </draw:frame>
        <draw:frame draw:style-name="gr15" draw:text-style-name="P8" draw:layer="measurelines" svg:width="5.842cm" svg:height="0.743cm" svg:x="13.192cm" svg:y="18.672cm">
          <draw:text-box>
            <text:p><text:span text:style-name="T4">+</text:span><text:span text:style-name="T5"> </text:span><text:span text:style-name="T4">DiffusionSeqRunner</text:span><text:span text:style-name="T6">(</text:span><text:span text:style-name="T8">List&lt;Future&lt;Object&gt;&gt;</text:span><text:span text:style-name="T6">)</text:span></text:p>
            <text:p text:style-name="P7"><text:span text:style-name="T5"><text:tab/></text:span></text:p>
          </draw:text-box>
        </draw:frame>
        <draw:frame draw:style-name="gr30" draw:text-style-name="P10" draw:layer="measurelines" svg:width="6.35cm" svg:height="1.016cm" svg:x="13.192cm" svg:y="18.037cm">
          <draw:text-box>
            <text:p text:style-name="P7"><text:span text:style-name="T4">+ </text:span><text:span text:style-name="T7">List &lt;Future&lt;Object&gt;&gt; </text:span><text:span text:style-name="T8">futureList</text:span></text:p>
            <text:p text:style-name="P7"><text:span text:style-name="T4"><text:tab/></text:span></text:p>
          </draw:text-box>
        </draw:frame>
        <draw:custom-shape draw:style-name="gr31" draw:text-style-name="P5" draw:layer="measurelines" svg:width="2.577cm" svg:height="1.895cm" svg:x="23.061cm" svg:y="17.393cm">
          <text:p/>
          <draw:enhanced-geometry svg:viewBox="0 0 21600 21600" draw:type="rectangle" draw:enhanced-path="M 0 0 L 21600 0 21600 21600 0 21600 0 0 Z N"/>
        </draw:custom-shape>
        <draw:frame draw:style-name="gr32" draw:text-style-name="P6" draw:layer="measurelines" svg:width="2.667cm" svg:height="1.039cm" svg:x="23.098cm" svg:y="17.383cm">
          <draw:text-box>
            <text:p><text:span text:style-name="T3">&lt;&lt;interface&gt;&gt;</text:span></text:p>
          </draw:text-box>
        </draw:frame>
        <draw:frame draw:style-name="gr33" draw:text-style-name="P6" draw:layer="measurelines" svg:width="2.08cm" svg:height="0.645cm" svg:x="23.431cm" svg:y="17.764cm">
          <draw:text-box>
            <text:p><text:span text:style-name="T3">Runnable</text:span></text:p>
          </draw:text-box>
        </draw:frame>
        <draw:custom-shape draw:style-name="gr34" draw:text-style-name="P5" draw:layer="measurelines" svg:width="2.577cm" svg:height="0.254cm" svg:x="23.061cm" svg:y="18.409cm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measurelines" svg:width="2.704cm" svg:height="0.497cm" svg:x="22.971cm" svg:y="18.664cm">
          <draw:text-box>
            <text:p text:style-name="P7"><text:span text:style-name="T7">+ run</text:span><text:span text:style-name="T8">(): void</text:span></text:p>
          </draw:text-box>
        </draw:frame>
        <draw:line draw:style-name="gr35" draw:text-style-name="P11" draw:layer="measurelines" svg:x1="11.795cm" svg:y1="18.291cm" svg:x2="13.319cm" svg:y2="18.291cm">
          <text:p/>
        </draw:line>
        <draw:line draw:style-name="gr36" draw:text-style-name="P11" draw:layer="measurelines" svg:x1="6.588cm" svg:y1="14.208cm" svg:x2="5.318cm" svg:y2="14.208cm">
          <text:p/>
        </draw:line>
        <draw:line draw:style-name="gr37" draw:text-style-name="P11" draw:layer="measurelines" svg:x1="5.953cm" svg:y1="14.208cm" svg:x2="5.953cm" svg:y2="18.399cm">
          <text:p/>
        </draw:line>
        <draw:line draw:style-name="gr37" draw:text-style-name="P11" draw:layer="measurelines" svg:x1="5.953cm" svg:y1="16.494cm" svg:x2="6.588cm" svg:y2="16.494cm">
          <text:p/>
        </draw:line>
        <draw:line draw:style-name="gr37" draw:text-style-name="P11" draw:layer="measurelines" svg:x1="6.588cm" svg:y1="18.399cm" svg:x2="5.953cm" svg:y2="18.399cm">
          <text:p/>
        </draw:line>
        <draw:frame draw:style-name="gr38" draw:text-style-name="P12" draw:layer="measurelines" svg:width="0.68cm" svg:height="0.607cm" svg:x="3.286cm" svg:y="12.684cm">
          <draw:text-box>
            <text:p><text:span text:style-name="T9">1</text:span></text:p>
          </draw:text-box>
        </draw:frame>
        <draw:line draw:style-name="gr36" draw:text-style-name="P11" draw:layer="measurelines" svg:x1="7.223cm" svg:y1="7.604cm" svg:x2="7.223cm" svg:y2="7.096cm">
          <text:p/>
        </draw:line>
        <draw:custom-shape draw:style-name="gr39" draw:text-style-name="P5" draw:layer="measurelines" svg:width="7.62cm" svg:height="2.283cm" svg:x="12.557cm" svg:y="13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5" draw:layer="measurelines" svg:width="7.62cm" svg:height="0.508cm" svg:x="12.557cm" svg:y="14.081cm">
          <text:p/>
          <draw:enhanced-geometry svg:viewBox="0 0 21600 21600" draw:type="rectangle" draw:enhanced-path="M 0 0 L 21600 0 21600 21600 0 21600 0 0 Z N"/>
        </draw:custom-shape>
        <draw:frame draw:style-name="gr41" draw:text-style-name="P13" draw:layer="measurelines" svg:width="5.715cm" svg:height="0.762cm" svg:x="13.446cm" svg:y="13.319cm">
          <draw:text-box>
            <text:p text:style-name="P7"><text:span text:style-name="T10">DiffusionCausaleThreadManager</text:span></text:p>
          </draw:text-box>
        </draw:frame>
        <draw:frame draw:style-name="gr42" draw:text-style-name="P8" draw:layer="measurelines" svg:width="8.001cm" svg:height="0.989cm" svg:x="12.43cm" svg:y="14.589cm">
          <draw:text-box>
            <text:p><text:span text:style-name="T4">+</text:span><text:span text:style-name="T5"> </text:span><text:span text:style-name="T4">DiffusionCausaleThreadManager</text:span><text:span text:style-name="T8">(ObservateurGenerateurAsync)</text:span></text:p>
            <text:p text:style-name="P7"><text:span text:style-name="T7">+</text:span><text:span text:style-name="T8"> </text:span><text:span text:style-name="T7">sendRunner</text:span><text:span text:style-name="T8">():void</text:span></text:p>
            <text:p text:style-name="P7"><text:span text:style-name="T7">+</text:span><text:span text:style-name="T8"> </text:span><text:span text:style-name="T7">addMementoGen</text:span><text:span text:style-name="T8">(GenerateurImpl):void</text:span></text:p>
          </draw:text-box>
        </draw:frame>
        <draw:line draw:style-name="gr37" draw:text-style-name="P11" draw:layer="measurelines" svg:x1="12.557cm" svg:y1="14.208cm" svg:x2="11.795cm" svg:y2="14.208cm">
          <text:p/>
        </draw:line>
        <draw:frame draw:style-name="gr38" draw:text-style-name="P12" draw:layer="measurelines" svg:width="0.68cm" svg:height="0.607cm" svg:x="12.049cm" svg:y="13.728cm">
          <draw:text-box>
            <text:p><text:span text:style-name="T9">1</text:span></text:p>
          </draw:text-box>
        </draw:frame>
        <draw:frame draw:style-name="gr13" draw:text-style-name="P8" draw:layer="measurelines" svg:width="2.921cm" svg:height="0.497cm" svg:x="12.43cm" svg:y="14.1cm">
          <draw:text-box>
            <text:p text:style-name="P7"><text:span text:style-name="T4">-</text:span><text:span text:style-name="T5"> </text:span><text:span text:style-name="T4">Thread</text:span><text:span text:style-name="T5"> runner</text:span></text:p>
          </draw:text-box>
        </draw:frame>
        <draw:line draw:style-name="gr37" draw:text-style-name="P11" draw:layer="measurelines" svg:x1="13.573cm" svg:y1="13.319cm" svg:x2="13.573cm" svg:y2="12.684cm">
          <text:p/>
        </draw:line>
        <draw:line draw:style-name="gr37" draw:text-style-name="P11" draw:layer="measurelines" svg:x1="7.731cm" svg:y1="12.684cm" svg:x2="13.573cm" svg:y2="12.685cm">
          <text:p/>
        </draw:line>
        <draw:line draw:style-name="gr37" draw:text-style-name="P11" draw:layer="measurelines" svg:x1="7.731cm" svg:y1="12.685cm" svg:x2="7.731cm" svg:y2="9.509cm">
          <text:p/>
        </draw:line>
        <draw:frame draw:style-name="gr43" draw:text-style-name="P12" draw:layer="measurelines" svg:width="1.143cm" svg:height="0.635cm" svg:x="7.604cm" svg:y="9.509cm">
          <draw:text-box>
            <text:p><text:span text:style-name="T9">0..n</text:span></text:p>
          </draw:text-box>
        </draw:frame>
        <draw:line draw:style-name="gr37" draw:text-style-name="P11" draw:layer="measurelines" svg:x1="14.208cm" svg:y1="13.319cm" svg:x2="14.208cm" svg:y2="9.509cm">
          <text:p/>
        </draw:line>
        <draw:custom-shape draw:style-name="gr44" draw:text-style-name="P1" draw:layer="measurelines" svg:width="11.425cm" svg:height="7.443cm" svg:x="10.022cm" svg:y="3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2" draw:layer="measurelines" svg:width="0.68cm" svg:height="0.607cm" svg:x="14.036cm" svg:y="9.41cm">
          <draw:text-box>
            <text:p><text:span text:style-name="T9">1</text:span></text:p>
          </draw:text-box>
        </draw:frame>
        <draw:custom-shape draw:style-name="gr28" draw:text-style-name="P5" draw:layer="measurelines" svg:width="5.588cm" svg:height="1.778cm" svg:x="13.319cm" svg:y="17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measurelines" svg:width="5.588cm" svg:height="0.489cm" svg:x="13.319cm" svg:y="18.052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measurelines" svg:width="6.35cm" svg:height="0.762cm" svg:x="13.192cm" svg:y="17.906cm">
          <draw:text-box>
            <text:p text:style-name="P7"><text:span text:style-name="T5"/></text:p>
            <text:p text:style-name="P7"><text:span text:style-name="T5"><text:tab/></text:span></text:p>
          </draw:text-box>
        </draw:frame>
        <draw:frame draw:style-name="gr26" draw:text-style-name="P6" draw:layer="measurelines" svg:width="3.937cm" svg:height="1.039cm" svg:x="14.589cm" svg:y="17.398cm">
          <draw:text-box>
            <text:p><text:span text:style-name="T3">DiffusionSeqRunner</text:span></text:p>
          </draw:text-box>
        </draw:frame>
        <draw:frame draw:style-name="gr15" draw:text-style-name="P8" draw:layer="measurelines" svg:width="5.842cm" svg:height="0.743cm" svg:x="13.192cm" svg:y="18.668cm">
          <draw:text-box>
            <text:p><text:span text:style-name="T4">+</text:span><text:span text:style-name="T5"> </text:span><text:span text:style-name="T4">DiffusionSeqRunner</text:span><text:span text:style-name="T6">(</text:span><text:span text:style-name="T8">List&lt;Future&lt;Object&gt;&gt;</text:span><text:span text:style-name="T6">)</text:span></text:p>
            <text:p text:style-name="P7"><text:span text:style-name="T5"><text:tab/></text:span></text:p>
          </draw:text-box>
        </draw:frame>
        <draw:frame draw:style-name="gr30" draw:text-style-name="P10" draw:layer="measurelines" svg:width="6.35cm" svg:height="1.016cm" svg:x="13.192cm" svg:y="18.033cm">
          <draw:text-box>
            <text:p text:style-name="P7"><text:span text:style-name="T4">+ </text:span><text:span text:style-name="T7">List &lt;Future&lt;Object&gt;&gt; </text:span><text:span text:style-name="T8">futureList</text:span></text:p>
            <text:p text:style-name="P7"><text:span text:style-name="T4"><text:tab/></text:span></text:p>
          </draw:text-box>
        </draw:frame>
        <draw:custom-shape draw:style-name="gr28" draw:text-style-name="P5" draw:layer="measurelines" svg:width="5.588cm" svg:height="1.778cm" svg:x="21.701cm" svg:y="13.3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measurelines" svg:width="5.588cm" svg:height="0.489cm" svg:x="21.701cm" svg:y="13.977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measurelines" svg:width="6.35cm" svg:height="0.762cm" svg:x="21.574cm" svg:y="13.831cm">
          <draw:text-box>
            <text:p text:style-name="P7"><text:span text:style-name="T5"/></text:p>
            <text:p text:style-name="P7"><text:span text:style-name="T5"><text:tab/></text:span></text:p>
          </draw:text-box>
        </draw:frame>
        <draw:frame draw:style-name="gr26" draw:text-style-name="P6" draw:layer="measurelines" svg:width="3.937cm" svg:height="1.039cm" svg:x="22.971cm" svg:y="13.323cm">
          <draw:text-box>
            <text:p><text:span text:style-name="T3">DiffusionSeqRunner</text:span></text:p>
          </draw:text-box>
        </draw:frame>
        <draw:frame draw:style-name="gr15" draw:text-style-name="P8" draw:layer="measurelines" svg:width="5.842cm" svg:height="0.743cm" svg:x="21.574cm" svg:y="14.593cm">
          <draw:text-box>
            <text:p><text:span text:style-name="T4">+</text:span><text:span text:style-name="T5"> </text:span><text:span text:style-name="T4">DiffusionSeqRunner</text:span><text:span text:style-name="T6">(</text:span><text:span text:style-name="T8">List&lt;Future&lt;Object&gt;&gt;</text:span><text:span text:style-name="T6">)</text:span></text:p>
            <text:p text:style-name="P7"><text:span text:style-name="T5"><text:tab/></text:span></text:p>
          </draw:text-box>
        </draw:frame>
        <draw:frame draw:style-name="gr30" draw:text-style-name="P10" draw:layer="measurelines" svg:width="6.35cm" svg:height="1.016cm" svg:x="21.574cm" svg:y="13.958cm">
          <draw:text-box>
            <text:p text:style-name="P7"><text:span text:style-name="T4">+ </text:span><text:span text:style-name="T7">List &lt;Future&lt;Object&gt;&gt; </text:span><text:span text:style-name="T8">futureList</text:span></text:p>
            <text:p text:style-name="P7"><text:span text:style-name="T4"><text:tab/></text:span></text:p>
          </draw:text-box>
        </draw:frame>
        <draw:custom-shape draw:style-name="gr45" draw:text-style-name="P5" draw:layer="measurelines" svg:width="5.842cm" svg:height="1.778cm" svg:x="21.701cm" svg:y="13.3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5" draw:layer="measurelines" svg:width="5.842cm" svg:height="0.489cm" svg:x="21.701cm" svg:y="13.973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measurelines" svg:width="6.35cm" svg:height="0.762cm" svg:x="21.574cm" svg:y="13.827cm">
          <draw:text-box>
            <text:p text:style-name="P7"><text:span text:style-name="T5"/></text:p>
            <text:p text:style-name="P7"><text:span text:style-name="T5"><text:tab/></text:span></text:p>
          </draw:text-box>
        </draw:frame>
        <draw:frame draw:style-name="gr26" draw:text-style-name="P6" draw:layer="measurelines" svg:width="4.318cm" svg:height="1.039cm" svg:x="22.59cm" svg:y="13.319cm">
          <draw:text-box>
            <text:p><text:span text:style-name="T3">DiffusionCausalRunner</text:span></text:p>
          </draw:text-box>
        </draw:frame>
        <draw:frame draw:style-name="gr47" draw:text-style-name="P8" draw:layer="measurelines" svg:width="6.223cm" svg:height="1.235cm" svg:x="21.574cm" svg:y="14.462cm">
          <draw:text-box>
            <text:p><text:span text:style-name="T4">+</text:span><text:span text:style-name="T5"> </text:span><text:span text:style-name="T4">DiffusionCausalRunner</text:span><text:span text:style-name="T6">(</text:span><text:span text:style-name="T8">List&lt;Future&lt;Object&gt;&gt;</text:span><text:span text:style-name="T6">)</text:span></text:p>
            <text:p text:style-name="P7"><text:span text:style-name="T5"><text:tab/></text:span></text:p>
          </draw:text-box>
        </draw:frame>
        <draw:frame draw:style-name="gr30" draw:text-style-name="P10" draw:layer="measurelines" svg:width="6.35cm" svg:height="1.016cm" svg:x="21.574cm" svg:y="13.954cm">
          <draw:text-box>
            <text:p text:style-name="P7"><text:span text:style-name="T4">+ </text:span><text:span text:style-name="T7">Future&lt;Object&gt; </text:span><text:span text:style-name="T8">future</text:span></text:p>
            <text:p text:style-name="P7"><text:span text:style-name="T4"><text:tab/></text:span></text:p>
          </draw:text-box>
        </draw:frame>
        <draw:line draw:style-name="gr36" draw:text-style-name="P11" draw:layer="measurelines" svg:x1="24.114cm" svg:y1="15.097cm" svg:x2="24.114cm" svg:y2="17.383cm">
          <text:p/>
        </draw:line>
        <draw:line draw:style-name="gr36" draw:text-style-name="P11" draw:layer="measurelines" svg:x1="18.907cm" svg:y1="18.272cm" svg:x2="23.098cm" svg:y2="18.272cm">
          <text:p/>
        </draw:line>
        <draw:line draw:style-name="gr35" draw:text-style-name="P11" draw:layer="measurelines" svg:x1="20.177cm" svg:y1="14.208cm" svg:x2="21.701cm" svg:y2="14.208cm">
          <text:p/>
        </draw:line>
        <draw:frame draw:style-name="gr2" draw:text-style-name="P2" draw:layer="measurelines" svg:width="1.651cm" svg:height="0.569cm" svg:x="10.906cm" svg:y="3.479cm">
          <draw:text-box>
            <text:p><text:span text:style-name="T1">Proxy</text:span></text:p>
          </draw:text-box>
        </draw:frame>
        <draw:frame draw:style-name="gr3" draw:text-style-name="P3" draw:layer="measurelines" svg:width="0.508cm" svg:height="0.508cm" svg:x="10.398cm" svg:y="3.54cm">
          <draw:image xlink:href="Pictures/100001B200003505000035056A900D04B2C8143E.svg" xlink:type="simple" xlink:show="embed" xlink:actuate="onLoad">
            <text:p/>
          </draw:image>
          <draw:image xlink:href="Pictures/10000201000002010000020177FC1A48FDB74498.png" xlink:type="simple" xlink:show="embed" xlink:actuate="onLoad"/>
        </draw:frame>
        <draw:custom-shape draw:style-name="gr48" draw:text-style-name="P5" draw:layer="measurelines" svg:width="5.08cm" svg:height="1.778cm" svg:x="10.271cm" svg:y="7.73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measurelines" svg:width="2.661cm" svg:height="0.645cm" svg:x="11.287cm" svg:y="7.75cm">
          <draw:text-box>
            <text:p><text:span text:style-name="T3">&lt;&lt;interface&gt;&gt;</text:span></text:p>
          </draw:text-box>
        </draw:frame>
        <draw:frame draw:style-name="gr13" draw:text-style-name="P8" draw:layer="measurelines" svg:width="5.08cm" svg:height="0.497cm" svg:x="10.144cm" svg:y="8.893cm">
          <draw:text-box>
            <text:p text:style-name="P7"><text:span text:style-name="T4">+ update</text:span><text:span text:style-name="T5">(Generateur):Futur&lt;Object&gt;</text:span></text:p>
          </draw:text-box>
        </draw:frame>
        <draw:frame draw:style-name="gr49" draw:text-style-name="P14" draw:layer="measurelines" svg:width="5.18cm" svg:height="0.645cm" svg:x="10.298cm" svg:y="8.131cm">
          <draw:text-box>
            <text:p text:style-name="P7"><text:span text:style-name="T10">ObservateurGenerateurAsync</text:span></text:p>
          </draw:text-box>
        </draw:frame>
        <draw:custom-shape draw:style-name="gr50" draw:text-style-name="P5" draw:layer="measurelines" svg:width="5.08cm" svg:height="0.254cm" svg:x="10.271cm" svg:y="8.747cm">
          <text:p/>
          <draw:enhanced-geometry svg:viewBox="0 0 21600 21600" draw:type="rectangle" draw:enhanced-path="M 0 0 L 21600 0 21600 21600 0 21600 0 0 Z N"/>
        </draw:custom-shape>
        <draw:line draw:style-name="gr37" draw:text-style-name="P11" draw:layer="measurelines" svg:x1="10.271cm" svg:y1="8.874cm" svg:x2="8.239cm" svg:y2="8.874cm">
          <text:p/>
        </draw:line>
        <draw:frame draw:style-name="gr43" draw:text-style-name="P12" draw:layer="measurelines" svg:width="1.143cm" svg:height="0.635cm" svg:x="9.382cm" svg:y="8.874cm">
          <draw:text-box>
            <text:p><text:span text:style-name="T9">0..n</text:span></text:p>
          </draw:text-box>
        </draw:frame>
        <draw:custom-shape draw:style-name="gr51" draw:text-style-name="P5" draw:layer="measurelines" svg:width="5.08cm" svg:height="2.286cm" svg:x="15.859cm" svg:y="7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measurelines" svg:width="2.661cm" svg:height="0.645cm" svg:x="17.262cm" svg:y="7.731cm">
          <draw:text-box>
            <text:p><text:span text:style-name="T3">&lt;&lt;interface&gt;&gt;</text:span></text:p>
          </draw:text-box>
        </draw:frame>
        <draw:frame draw:style-name="gr42" draw:text-style-name="P8" draw:layer="measurelines" svg:width="5.334cm" svg:height="0.989cm" svg:x="15.732cm" svg:y="9.001cm">
          <draw:text-box>
            <text:p text:style-name="P7"><text:span text:style-name="T4">+ attach</text:span><text:span text:style-name="T5">(ObservateurGenerateur):void</text:span></text:p>
            <text:p text:style-name="P15"><text:span text:style-name="T7">+ detach</text:span><text:span text:style-name="T8">(ObservateurGenerateur):void</text:span></text:p>
            <text:p text:style-name="P7"><text:span text:style-name="T4">+ getValue</text:span><text:span text:style-name="T5">():Future&lt;Integer&gt;</text:span></text:p>
          </draw:text-box>
        </draw:frame>
        <draw:frame draw:style-name="gr52" draw:text-style-name="P14" draw:layer="measurelines" svg:width="3.241cm" svg:height="0.645cm" svg:x="16.936cm" svg:y="8.112cm">
          <draw:text-box>
            <text:p text:style-name="P7"><text:span text:style-name="T10">GenerateurAsync</text:span></text:p>
          </draw:text-box>
        </draw:frame>
        <draw:custom-shape draw:style-name="gr50" draw:text-style-name="P5" draw:layer="measurelines" svg:width="5.08cm" svg:height="0.254cm" svg:x="15.859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" draw:layer="measurelines" svg:width="2.032cm" svg:height="1.27cm" svg:x="14.462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8" draw:layer="measurelines" svg:width="2.286cm" svg:height="0.497cm" svg:x="14.335cm" svg:y="6.345cm">
          <draw:text-box>
            <text:p text:style-name="P7"><text:span text:style-name="T4">+ Canal</text:span><text:span text:style-name="T5">():void</text:span></text:p>
          </draw:text-box>
        </draw:frame>
        <draw:frame draw:style-name="gr54" draw:text-style-name="P14" draw:layer="measurelines" svg:width="1.416cm" svg:height="0.645cm" svg:x="14.716cm" svg:y="5.572cm">
          <draw:text-box>
            <text:p text:style-name="P7"><text:span text:style-name="T10">Canal</text:span></text:p>
          </draw:text-box>
        </draw:frame>
        <draw:custom-shape draw:style-name="gr55" draw:text-style-name="P5" draw:layer="measurelines" svg:width="2.032cm" svg:height="0.254cm" svg:x="14.462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11" draw:layer="measurelines" svg:x1="13.827cm" svg:y1="6.715cm" svg:x2="13.827cm" svg:y2="7.731cm">
          <text:p/>
        </draw:line>
        <draw:line draw:style-name="gr37" draw:text-style-name="P11" draw:layer="measurelines" svg:x1="13.827cm" svg:y1="6.715cm" svg:x2="14.462cm" svg:y2="6.715cm">
          <text:p/>
        </draw:line>
        <draw:line draw:style-name="gr36" draw:text-style-name="P11" draw:layer="measurelines" svg:x1="17.129cm" svg:y1="6.715cm" svg:x2="17.129cm" svg:y2="7.731cm">
          <text:p/>
        </draw:line>
        <draw:line draw:style-name="gr37" draw:text-style-name="P11" draw:layer="measurelines" svg:x1="14.462cm" svg:y1="6.207cm" svg:x2="8.239cm" svg:y2="6.207cm">
          <text:p/>
        </draw:line>
        <draw:frame draw:style-name="gr38" draw:text-style-name="P12" draw:layer="measurelines" svg:width="0.68cm" svg:height="0.607cm" svg:x="8.067cm" svg:y="6.08cm">
          <draw:text-box>
            <text:p><text:span text:style-name="T9">1</text:span></text:p>
          </draw:text-box>
        </draw:frame>
        <draw:custom-shape draw:style-name="gr56" draw:text-style-name="P5" draw:layer="measurelines" svg:width="2.413cm" svg:height="1.27cm" svg:x="11.033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8" draw:layer="measurelines" svg:width="2.667cm" svg:height="0.497cm" svg:x="10.906cm" svg:y="5.075cm">
          <draw:text-box>
            <text:p text:style-name="P7"><text:span text:style-name="T4">+ </text:span><text:span text:style-name="T4">GetValue</text:span><text:span text:style-name="T5">():void</text:span></text:p>
          </draw:text-box>
        </draw:frame>
        <draw:frame draw:style-name="gr57" draw:text-style-name="P14" draw:layer="measurelines" svg:width="1.937cm" svg:height="0.645cm" svg:x="11.287cm" svg:y="4.292cm">
          <draw:text-box>
            <text:p text:style-name="P7"><text:span text:style-name="T10">GetV</text:span><text:span text:style-name="T10">alue</text:span></text:p>
          </draw:text-box>
        </draw:frame>
        <draw:custom-shape draw:style-name="gr58" draw:text-style-name="P5" draw:layer="measurelines" svg:width="2.413cm" svg:height="0.254cm" svg:x="11.033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11" draw:layer="measurelines" svg:x1="8.239cm" svg:y1="5.191cm" svg:x2="11.033cm" svg:y2="5.191cm">
          <text:p/>
        </draw:line>
        <draw:custom-shape draw:style-name="gr56" draw:text-style-name="P5" draw:layer="measurelines" svg:width="2.413cm" svg:height="1.27cm" svg:x="17.51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8" draw:layer="measurelines" svg:width="2.667cm" svg:height="0.497cm" svg:x="17.383cm" svg:y="5.075cm">
          <draw:text-box>
            <text:p text:style-name="P7"><text:span text:style-name="T4">+ Update</text:span><text:span text:style-name="T5">():void</text:span></text:p>
          </draw:text-box>
        </draw:frame>
        <draw:frame draw:style-name="gr59" draw:text-style-name="P14" draw:layer="measurelines" svg:width="1.632cm" svg:height="0.645cm" svg:x="17.91cm" svg:y="4.302cm">
          <draw:text-box>
            <text:p text:style-name="P7"><text:span text:style-name="T10">Update</text:span></text:p>
          </draw:text-box>
        </draw:frame>
        <draw:custom-shape draw:style-name="gr58" draw:text-style-name="P5" draw:layer="measurelines" svg:width="2.413cm" svg:height="0.254cm" svg:x="17.51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2" draw:layer="measurelines" svg:width="0.68cm" svg:height="0.607cm" svg:x="8.067cm" svg:y="4.683cm">
          <draw:text-box>
            <text:p><text:span text:style-name="T9">1</text:span></text:p>
          </draw:text-box>
        </draw:frame>
        <draw:line draw:style-name="gr37" draw:text-style-name="P11" draw:layer="measurelines" svg:x1="16.494cm" svg:y1="6.715cm" svg:x2="17.129cm" svg:y2="6.715cm">
          <text:p/>
        </draw:line>
        <draw:custom-shape draw:style-name="gr60" draw:text-style-name="P5" draw:layer="measurelines" svg:width="2.577cm" svg:height="1.778cm" svg:x="14.171cm" svg:y="3.667cm">
          <text:p/>
          <draw:enhanced-geometry svg:viewBox="0 0 21600 21600" draw:type="rectangle" draw:enhanced-path="M 0 0 L 21600 0 21600 21600 0 21600 0 0 Z N"/>
        </draw:custom-shape>
        <draw:frame draw:style-name="gr32" draw:text-style-name="P6" draw:layer="measurelines" svg:width="2.667cm" svg:height="1.039cm" svg:x="14.208cm" svg:y="3.667cm">
          <draw:text-box>
            <text:p><text:span text:style-name="T3">&lt;&lt;interface&gt;&gt;</text:span></text:p>
          </draw:text-box>
        </draw:frame>
        <draw:frame draw:style-name="gr33" draw:text-style-name="P6" draw:layer="measurelines" svg:width="2.08cm" svg:height="0.645cm" svg:x="14.541cm" svg:y="4.048cm">
          <draw:text-box>
            <text:p><text:span text:style-name="T3">Callable</text:span></text:p>
          </draw:text-box>
        </draw:frame>
        <draw:custom-shape draw:style-name="gr34" draw:text-style-name="P5" draw:layer="measurelines" svg:width="2.577cm" svg:height="0.254cm" svg:x="14.171cm" svg:y="4.693cm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measurelines" svg:width="2.704cm" svg:height="0.497cm" svg:x="14.081cm" svg:y="4.948cm">
          <draw:text-box>
            <text:p text:style-name="P7"><text:span text:style-name="T7">+</text:span><text:span text:style-name="T7"> </text:span><text:span text:style-name="T7">c</text:span><text:span text:style-name="T7">a</text:span><text:span text:style-name="T7">l</text:span><text:span text:style-name="T7">l</text:span><text:span text:style-name="T8">(</text:span><text:span text:style-name="T8">)</text:span><text:span text:style-name="T8">:</text:span><text:span text:style-name="T8"> </text:span><text:span text:style-name="T8">O</text:span><text:span text:style-name="T8">b</text:span><text:span text:style-name="T8">j</text:span><text:span text:style-name="T8">e</text:span><text:span text:style-name="T8">c</text:span><text:span text:style-name="T8">t</text:span></text:p>
          </draw:text-box>
        </draw:frame>
        <draw:line draw:style-name="gr36" draw:text-style-name="P11" draw:layer="measurelines" svg:x1="13.446cm" svg:y1="5.191cm" svg:x2="14.208cm" svg:y2="5.191cm">
          <text:p/>
        </draw:line>
        <draw:line draw:style-name="gr36" draw:text-style-name="P11" draw:layer="measurelines" svg:x1="17.51cm" svg:y1="5.191cm" svg:x2="16.748cm" svg:y2="5.191cm">
          <text:p/>
        </draw:line>
        <draw:line draw:style-name="gr35" draw:text-style-name="P11" draw:layer="measurelines" svg:x1="16.494cm" svg:y1="5.826cm" svg:x2="17.51cm" svg:y2="5.445cm">
          <text:p/>
        </draw:line>
        <draw:line draw:style-name="gr35" draw:text-style-name="P11" draw:layer="measurelines" svg:x1="14.462cm" svg:y1="5.826cm" svg:x2="13.446cm" svg:y2="5.445cm">
          <text:p/>
        </draw:line>
        <draw:custom-shape draw:style-name="gr61" draw:text-style-name="P1" draw:layer="measurelines" svg:width="6.745cm" svg:height="7.443cm" svg:x="21.955cm" svg:y="3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measurelines" svg:width="1.651cm" svg:height="0.569cm" svg:x="22.59cm" svg:y="3.606cm">
          <draw:text-box>
            <text:p><text:span text:style-name="T1">Front</text:span></text:p>
          </draw:text-box>
        </draw:frame>
        <draw:frame draw:style-name="gr3" draw:text-style-name="P3" draw:layer="measurelines" svg:width="0.508cm" svg:height="0.508cm" svg:x="22.082cm" svg:y="3.667cm">
          <draw:image xlink:href="Pictures/100001B200003505000035056A900D04B2C8143E.svg" xlink:type="simple" xlink:show="embed" xlink:actuate="onLoad">
            <text:p/>
          </draw:image>
          <draw:image xlink:href="Pictures/10000201000002010000020177FC1A48FDB74498.png" xlink:type="simple" xlink:show="embed" xlink:actuate="onLoad"/>
        </draw:frame>
        <draw:custom-shape draw:style-name="gr62" draw:text-style-name="P5" draw:layer="measurelines" svg:width="4.346cm" svg:height="1.895cm" svg:x="23.242cm" svg:y="4.566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measurelines" svg:width="2.661cm" svg:height="0.645cm" svg:x="24.159cm" svg:y="4.556cm">
          <draw:text-box>
            <text:p><text:span text:style-name="T3">&lt;&lt;interface&gt;&gt;</text:span></text:p>
          </draw:text-box>
        </draw:frame>
        <draw:frame draw:style-name="gr63" draw:text-style-name="P8" draw:layer="measurelines" svg:width="4.445cm" svg:height="0.498cm" svg:x="23.143cm" svg:y="5.836cm">
          <draw:text-box>
            <text:p text:style-name="P7"><text:span text:style-name="T4">+</text:span><text:span text:style-name="T4"> </text:span><text:span text:style-name="T4">u</text:span><text:span text:style-name="T4">p</text:span><text:span text:style-name="T4">d</text:span><text:span text:style-name="T4">a</text:span><text:span text:style-name="T4">t</text:span><text:span text:style-name="T4">e</text:span><text:span text:style-name="T5">(</text:span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</text:span><text:span text:style-name="T5">u</text:span><text:span text:style-name="T5">r</text:span><text:span text:style-name="T5">A</text:span><text:span text:style-name="T5">s</text:span><text:span text:style-name="T5">y</text:span><text:span text:style-name="T5">n</text:span><text:span text:style-name="T5">c</text:span><text:span text:style-name="T5">)</text:span><text:span text:style-name="T5">:</text:span><text:span text:style-name="T5">v</text:span><text:span text:style-name="T5">o</text:span><text:span text:style-name="T5">i</text:span><text:span text:style-name="T5">d</text:span></text:p>
          </draw:text-box>
        </draw:frame>
        <draw:frame draw:style-name="gr64" draw:text-style-name="P6" draw:layer="measurelines" svg:width="4.219cm" svg:height="0.645cm" svg:x="23.369cm" svg:y="4.937cm">
          <draw:text-box>
            <text:p><text:span text:style-name="T3">Observ</text:span><text:span text:style-name="T3">ateurG</text:span><text:span text:style-name="T3">enerate</text:span><text:span text:style-name="T3">ur</text:span></text:p>
          </draw:text-box>
        </draw:frame>
        <draw:custom-shape draw:style-name="gr65" draw:text-style-name="P5" draw:layer="measurelines" svg:width="4.346cm" svg:height="0.254cm" svg:x="23.242cm" svg:y="5.582cm">
          <text:p/>
          <draw:enhanced-geometry svg:viewBox="0 0 21600 21600" draw:type="rectangle" draw:enhanced-path="M 0 0 L 21600 0 21600 21600 0 21600 0 0 Z N"/>
        </draw:custom-shape>
        <draw:line draw:style-name="gr37" draw:text-style-name="P11" draw:layer="measurelines" svg:x1="23.225cm" svg:y1="6.207cm" svg:x2="16.494cm" svg:y2="6.207cm">
          <text:p/>
        </draw:line>
        <draw:frame draw:style-name="gr38" draw:text-style-name="P12" draw:layer="measurelines" svg:width="0.68cm" svg:height="0.607cm" svg:x="22.717cm" svg:y="5.699cm">
          <draw:text-box>
            <text:p><text:span text:style-name="T9">1</text:span></text:p>
          </draw:text-box>
        </draw:frame>
        <draw:line draw:style-name="gr37" draw:text-style-name="P11" draw:layer="measurelines" svg:x1="3.921cm" svg:y1="13.192cm" svg:x2="3.921cm" svg:y2="12.684cm">
          <text:p/>
        </draw:line>
        <draw:line draw:style-name="gr37" draw:text-style-name="P11" draw:layer="measurelines" svg:x1="6.08cm" svg:y1="12.684cm" svg:x2="3.921cm" svg:y2="12.684cm">
          <text:p/>
        </draw:line>
        <draw:line draw:style-name="gr37" draw:text-style-name="P11" draw:layer="measurelines" svg:x1="6.081cm" svg:y1="12.684cm" svg:x2="6.08cm" svg:y2="9.509cm">
          <text:p/>
        </draw:line>
        <draw:custom-shape draw:style-name="gr11" draw:text-style-name="P5" draw:layer="measurelines" svg:width="2.794cm" svg:height="1.905cm" svg:x="22.336cm" svg:y="7.73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measurelines" svg:width="2.794cm" svg:height="0.489cm" svg:x="22.336cm" svg:y="8.38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measurelines" svg:width="2.667cm" svg:height="0.497cm" svg:x="22.209cm" svg:y="8.377cm">
          <draw:text-box>
            <text:p text:style-name="P7"><text:span text:style-name="T4">+ int</text:span><text:span text:style-name="T5"> id</text:span></text:p>
          </draw:text-box>
        </draw:frame>
        <draw:frame draw:style-name="gr14" draw:text-style-name="P6" draw:layer="measurelines" svg:width="1.905cm" svg:height="0.645cm" svg:x="22.844cm" svg:y="7.731cm">
          <draw:text-box>
            <text:p><text:span text:style-name="T3">Afficheur</text:span></text:p>
          </draw:text-box>
        </draw:frame>
        <draw:frame draw:style-name="gr15" draw:text-style-name="P8" draw:layer="measurelines" svg:width="2.794cm" svg:height="0.743cm" svg:x="22.209cm" svg:y="8.874cm">
          <draw:text-box>
            <text:p text:style-name="P7"><text:span text:style-name="T4">+ </text:span><text:span text:style-name="T4">Afficheur</text:span><text:span text:style-name="T6">()</text:span></text:p>
            <text:p text:style-name="P7"><text:span text:style-name="T4">+</text:span><text:span text:style-name="T5"> </text:span><text:span text:style-name="T4">getId()</text:span><text:span text:style-name="T6">:i</text:span><text:span text:style-name="T6">nt</text:span></text:p>
          </draw:text-box>
        </draw:frame>
        <draw:line draw:style-name="gr36" draw:text-style-name="P11" draw:layer="measurelines" svg:x1="23.733cm" svg:y1="7.731cm" svg:x2="23.733cm" svg:y2="6.461cm">
          <text:p/>
        </draw:line>
        <draw:line draw:style-name="gr35" draw:text-style-name="P11" draw:layer="measurelines" svg:x1="22.336cm" svg:y1="8.874cm" svg:x2="20.939cm" svg:y2="8.874cm">
          <text:p/>
        </draw:line>
        <draw:custom-shape draw:style-name="gr31" draw:text-style-name="P5" draw:layer="measurelines" svg:width="2.577cm" svg:height="1.895cm" svg:x="25.728cm" svg:y="7.741cm">
          <text:p/>
          <draw:enhanced-geometry svg:viewBox="0 0 21600 21600" draw:type="rectangle" draw:enhanced-path="M 0 0 L 21600 0 21600 21600 0 21600 0 0 Z N"/>
        </draw:custom-shape>
        <draw:frame draw:style-name="gr32" draw:text-style-name="P6" draw:layer="measurelines" svg:width="2.667cm" svg:height="1.039cm" svg:x="25.765cm" svg:y="7.731cm">
          <draw:text-box>
            <text:p><text:span text:style-name="T3">&lt;</text:span><text:span text:style-name="T3">&lt;</text:span><text:span text:style-name="T3">i</text:span><text:span text:style-name="T3">n</text:span><text:span text:style-name="T3">t</text:span><text:span text:style-name="T3">e</text:span><text:span text:style-name="T3">r</text:span><text:span text:style-name="T3">f</text:span><text:span text:style-name="T3">a</text:span><text:span text:style-name="T3">c</text:span><text:span text:style-name="T3">e</text:span><text:span text:style-name="T3">&gt;</text:span><text:span text:style-name="T3">&gt;</text:span></text:p>
          </draw:text-box>
        </draw:frame>
        <draw:frame draw:style-name="gr33" draw:text-style-name="P6" draw:layer="measurelines" svg:width="2.159cm" svg:height="0.645cm" svg:x="26.019cm" svg:y="8.112cm">
          <draw:text-box>
            <text:p><text:span text:style-name="T3">Obervable</text:span></text:p>
          </draw:text-box>
        </draw:frame>
        <draw:custom-shape draw:style-name="gr34" draw:text-style-name="P5" draw:layer="measurelines" svg:width="2.577cm" svg:height="0.254cm" svg:x="25.728cm" svg:y="8.757cm">
          <text:p/>
          <draw:enhanced-geometry svg:viewBox="0 0 21600 21600" draw:type="rectangle" draw:enhanced-path="M 0 0 L 21600 0 21600 21600 0 21600 0 0 Z N"/>
        </draw:custom-shape>
        <draw:line draw:style-name="gr36" draw:text-style-name="P11" draw:layer="measurelines" svg:x1="25.129cm" svg:y1="9.128cm" svg:x2="25.764cm" svg:y2="9.128cm">
          <text:p/>
        </draw:line>
        <draw:custom-shape draw:style-name="gr31" draw:text-style-name="P5" draw:layer="measurelines" svg:width="2.577cm" svg:height="1.895cm" svg:x="1.471cm" svg:y="7.614cm">
          <text:p/>
          <draw:enhanced-geometry svg:viewBox="0 0 21600 21600" draw:type="rectangle" draw:enhanced-path="M 0 0 L 21600 0 21600 21600 0 21600 0 0 Z N"/>
        </draw:custom-shape>
        <draw:frame draw:style-name="gr32" draw:text-style-name="P6" draw:layer="measurelines" svg:width="2.667cm" svg:height="1.039cm" svg:x="1.508cm" svg:y="7.604cm">
          <draw:text-box>
            <text:p><text:span text:style-name="T3">&lt;&lt;interface&gt;</text:span><text:span text:style-name="T3">&gt;</text:span></text:p>
          </draw:text-box>
        </draw:frame>
        <draw:frame draw:style-name="gr33" draw:text-style-name="P6" draw:layer="measurelines" svg:width="2.159cm" svg:height="0.645cm" svg:x="1.762cm" svg:y="7.985cm">
          <draw:text-box>
            <text:p><text:span text:style-name="T3">Obervable</text:span></text:p>
          </draw:text-box>
        </draw:frame>
        <draw:custom-shape draw:style-name="gr34" draw:text-style-name="P5" draw:layer="measurelines" svg:width="2.577cm" svg:height="0.254cm" svg:x="1.471cm" svg:y="8.63cm">
          <text:p/>
          <draw:enhanced-geometry svg:viewBox="0 0 21600 21600" draw:type="rectangle" draw:enhanced-path="M 0 0 L 21600 0 21600 21600 0 21600 0 0 Z N"/>
        </draw:custom-shape>
        <draw:line draw:style-name="gr36" draw:text-style-name="P11" draw:layer="measurelines" svg:x1="5.445cm" svg:y1="8.366cm" svg:x2="4.048cm" svg:y2="8.3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0T10:19:24.025482078</meta:creation-date>
    <dc:date>2019-01-12T17:55:31.739691348</dc:date>
    <meta:editing-duration>PT39M47S</meta:editing-duration>
    <meta:editing-cycles>7</meta:editing-cycles>
    <meta:generator>LibreOffice/6.0.3.2$Linux_X86_64 LibreOffice_project/00m0$Build-2</meta:generator>
    <meta:document-statistic meta:object-count="165"/>
  </office:meta>
</office:document-meta>
</file>